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C6D8B943CD68D01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2.277cm, 3.037cm, 15.832cm, 6.268cm)" draw:image-opacity="100%" style:mirror="non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8.856cm" svg:height="22.699cm" svg:x="1.191cm" svg:y="2.592cm">
          <draw:image xlink:href="Pictures/10000000000005E8000007E0C6D8B943CD68D01D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991cm" fo:margin-bottom="0.991cm" fo:margin-left="0.991cm" fo:margin-right="0.99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6-02-18T09:47:32.733000000</meta:creation-date>
    <dc:date>2023-03-13T11:47:00.997539245</dc:date>
    <meta:editing-duration>PT3M28S</meta:editing-duration>
    <meta:editing-cycles>6</meta:editing-cycles>
    <meta:generator>LibreOffice/7.4.3.2$MacOSX_AARCH64 LibreOffice_project/1048a8393ae2eeec98dff31b5c133c5f1d08b890</meta:generator>
    <meta:document-statistic meta:object-count="1"/>
  </office:meta>
</office:document-meta>
</file>